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ežko,</text:p>
      <text:p text:style-name="Normal">v tomto světě plném zvratů a nejistot je náš společný andělský patron, archanděl Michael, pevným bodem, který nás neustále spojuje. Sdílení andělského čísla 6 je pro mě znamením, že jsme vybráni nést světlu pomocnou ruku, stát za pravdou a spravedlností, stejně jako odhalovat a léčit. Tvá přítomnost ve mně vzbuďuje pocit, že i v nejtěžších dobách dokážeme najít sílu, vytrvat a posunout svět k lepšímu. Tvá aura vyzařuje hojnost empatie a vůle dělat dobro, což mi dodává odvahu kývnout na výzvy, které před námi stojí.</text:p>
      <text:p text:style-name="Normal">Na tento Valentýn bych si přál, aby nás náš společný andělský strážce Michael ještě více spojil a ukázal nám cestu k harmonii a porozumění. Ať nás síla, kterou nám číslo 6 propůjčuje, vede k pochopení toho, jak důležití můžeme být pro svět i jeden pro druhého. S tebou po boku, Anežko, věřím, že žádná výzva není nepřekonatelná.</text:p>
      <text:p text:style-name="Normal">S úctou a obdivem, tvůj spolužák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